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master-page-name="Standard">
      <style:paragraph-properties fo:text-align="end" style:justify-single-word="false" style:page-number="auto"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end" style:justify-single-word="false" style:writing-mode="rl-tb"/>
      <style:text-properties officeooo:paragraph-rsid="00179abc"/>
    </style:style>
    <style:style style:name="P5" style:family="paragraph" style:parent-style-name="Standard">
      <style:paragraph-properties fo:text-align="end" style:justify-single-word="false" style:writing-mode="rl-tb"/>
      <style:text-properties officeooo:paragraph-rsid="0018a77d"/>
    </style:style>
    <style:style style:name="P6" style:family="paragraph" style:parent-style-name="Standard">
      <style:paragraph-properties fo:text-align="end" style:justify-single-word="false" style:writing-mode="rl-tb"/>
      <style:text-properties officeooo:paragraph-rsid="001ae6a1"/>
    </style:style>
    <style:style style:name="P7" style:family="paragraph" style:parent-style-name="Standard">
      <style:paragraph-properties fo:text-align="end" style:justify-single-word="false" style:writing-mode="rl-tb"/>
      <style:text-properties officeooo:rsid="00179abc" officeooo:paragraph-rsid="00179abc"/>
    </style:style>
    <style:style style:name="P8" style:family="paragraph" style:parent-style-name="Standard">
      <style:paragraph-properties fo:text-align="end" style:justify-single-word="false" style:writing-mode="rl-tb"/>
      <style:text-properties officeooo:rsid="0018a77d" officeooo:paragraph-rsid="0018a77d"/>
    </style:style>
    <style:style style:name="P9" style:family="paragraph" style:parent-style-name="Standard">
      <style:paragraph-properties fo:text-align="end" style:justify-single-word="false" style:writing-mode="rl-tb"/>
      <style:text-properties officeooo:rsid="001976e8" officeooo:paragraph-rsid="001976e8"/>
    </style:style>
    <style:style style:name="P10" style:family="paragraph" style:parent-style-name="Standard">
      <style:paragraph-properties fo:text-align="end" style:justify-single-word="false" style:writing-mode="rl-tb"/>
      <style:text-properties officeooo:rsid="001976e8" officeooo:paragraph-rsid="001ae6a1"/>
    </style:style>
    <style:style style:name="P11" style:family="paragraph" style:parent-style-name="Standard">
      <style:paragraph-properties fo:text-align="end" style:justify-single-word="false" style:writing-mode="rl-tb"/>
      <style:text-properties officeooo:rsid="001ae6a1" officeooo:paragraph-rsid="001ae6a1"/>
    </style:style>
    <style:style style:name="T1" style:family="text">
      <style:text-properties officeooo:rsid="0015f54a"/>
    </style:style>
    <style:style style:name="T2" style:family="text">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erif" fo:font-size="12pt" fo:language="en" fo:country="US" officeooo:rsid="0015f54a"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erif" fo:font-size="12pt" fo:language="en" fo:country="US" officeooo:rsid="0018a77d"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erif" fo:font-size="12pt" fo:language="en" fo:country="US" officeooo:rsid="001976e8"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en" fo:country="US" officeooo:rsid="001ae6a1"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officeooo:rsid="00179abc"/>
    </style:style>
    <style:style style:name="T8" style:family="text">
      <style:text-properties officeooo:rsid="0018a77d"/>
    </style:style>
    <style:style style:name="T9" style:family="text">
      <style:text-properties officeooo:rsid="001976e8"/>
    </style:style>
    <style:style style:name="T10" style:family="text">
      <style:text-properties officeooo:rsid="001ae6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Use case</text:span> شماره یک:</text:p>
      <text:p text:style-name="P1">عملیات Sign Up در سایت</text:p>
      <text:p text:style-name="P1">مراحل عملیات: </text:p>
      <text:p text:style-name="P1">1- کاربر ابتدا جهت ثبت نام وارد سایت می شود.</text:p>
      <text:p text:style-name="P1">2- سیستم فرم مربوطه را نشان می دهد.</text:p>
      <text:p text:style-name="P1">3- کاربر ابتدا کد ملی و شماره تلفن همراه خود را وارد می نماید.</text:p>
      <text:p text:style-name="P1">4- رابط کاربری شماره موبایل را دریافت کرده و به سیستم می فرستد که کد OTP ارسال شود.</text:p>
      <text:p text:style-name="P1">5- کاربر باید کد OTP را در مدت 90 ثانیه وارد نماید.</text:p>
      <text:p text:style-name="P1">6- سیستم کد را چک کرده در صورت valid بودن فرم مشخصات را توسط رابط کاربری به نمایش می گذارد.</text:p>
      <text:p text:style-name="P1">7- کاربر اطلاعات شخصی از قبیل نام-نام خانوادگی-آدرس-تلفن-مشخصات کارت-رمز عبور برای لاگین و تکرار رمز عبور را وارد می کند و سپس اطلاعات به سیستم ارسال می شود.</text:p>
      <text:p text:style-name="P1">8- سیستم اطلاعات <text:span text:style-name="T1">کاربر و</text:span> کارت را به دیتابیس ارسال کرده و چک می کند.</text:p>
      <text:p text:style-name="P1">9- اگر کارت و اطلاعات کاربر در سیستم دیتابیس بانک ثبت شده باشد سیستم پیغام <text:span text:style-name="T3">"عملیات با موفقیت انجام شد"</text:span> می دهد.</text:p>
      <text:p text:style-name="P1"/>
      <text:p text:style-name="P7">Use case شماره دو:</text:p>
      <text:p text:style-name="P7">عملیات Login in</text:p>
      <text:p text:style-name="P7">مراحل عملیات:</text:p>
      <text:p text:style-name="P7">1- User name و رمز عبور دریافت می شود.</text:p>
      <text:p text:style-name="P7">2- در صورت valid بودن صفحه ی کاربردی مشتری برای کارهای مختلف ظاهر می شود.</text:p>
      <text:p text:style-name="P7">3- در صورت نامعتبر بودن رمز عبور پیغام "رمز عبور و یا نام کاربری اشتباه است.”</text:p>
      <text:p text:style-name="P7"/>
      <text:p text:style-name="P9">Use case شماره سه:</text:p>
      <text:p text:style-name="P9">عملیات گرفتن موجودی</text:p>
      <text:p text:style-name="P9">مراحل عملیات:</text:p>
      <text:p text:style-name="P9">1- کاربر با زدن دکمه موجودی میزان موجودی به روز شده و سیستم آن را نمایش می دهد.</text:p>
      <text:p text:style-name="P7"/>
      <text:p text:style-name="P4"><text:span text:style-name="T7">Use case شماره </text:span><text:span text:style-name="T5">چهار</text:span><text:span text:style-name="T7">:</text:span></text:p>
      <text:p text:style-name="P7">عملیات شارژ سیم کارت</text:p>
      <text:p text:style-name="P8">مراحل عملیات:</text:p>
      <text:p text:style-name="P8">1- کاربر بر روی شارژ سیم کارت کلیک می کند.</text:p>
      <text:p text:style-name="P5"><text:span text:style-name="T8">2- </text:span><text:span text:style-name="T4">شماره مورد نظر را وارد می نماید.</text:span></text:p>
      <text:p text:style-name="P8">3- کاربر میزان شارژ را انتخاب می کند.</text:p>
      <text:p text:style-name="P8">4- <text:span text:style-name="T9">و در نهایت بر روی تایید نهایید و اعمال شارژ کلیک می کند.</text:span></text:p>
      <text:p text:style-name="P8"/>
      <text:p text:style-name="P9">Use case شماره پنج:</text:p>
      <text:p text:style-name="P9">عملیات انتقال وجه</text:p>
      <text:p text:style-name="P9">مراحل عملیات:</text:p>
      <text:p text:style-name="P9">1- کاربر شماره کارت مقصد را وارد می کند.</text:p>
      <text:p text:style-name="P9">2- مبلغ توسط کاربر وارد می شود.</text:p>
      <text:p text:style-name="P9">3- سپس با زدن دکمه تایید اطلاعات نام و نام خانوادگی دارنده شماره کارت مقصد ظاهر می شود.</text:p>
      <text:p text:style-name="P9">4- در صورت صحیح بودن مشخصات دارنده کارت مقصد کاربر دکمه تایید نهایی را می زند.</text:p>
      <text:p text:style-name="P9">5- در صورت انجام این تراکنش پیغامی مبنی بر موفق بودن عملیات ظاهر می شود در غیر این صورت پیغام تراکنش <text:s/>موففیت آمیز نبود ظاهر می شود.</text:p>
      <text:p text:style-name="P11">6- موجودی هم به روز می شود.</text:p>
      <text:p text:style-name="P9"/>
      <text:p text:style-name="P9"><text:soft-page-break/></text:p>
      <text:p text:style-name="P10"><text:span text:style-name="T10">Use case شماره پنج:</text:span></text:p>
      <text:p text:style-name="P10"><text:span text:style-name="T10">عملیات پرداخت قبوض</text:span></text:p>
      <text:p text:style-name="P10"><text:span text:style-name="T10">مراحل عملیات:</text:span></text:p>
      <text:p text:style-name="P10"><text:span text:style-name="T10">1- کاربر شناسه قبض را وارد می کند.</text:span></text:p>
      <text:p text:style-name="P10"><text:span text:style-name="T10">2- سپس شناسه پرداخت وارد می شود.</text:span></text:p>
      <text:p text:style-name="P10"><text:span text:style-name="T10">3- با زدن دکمه ارسال اطلاعات قبض نمایش داده می شود در صورت وارد کردن اشتباه اطلاعات پیغام اروری مبنی بر این که یکی از وارد اشتباه وارد شده است نمایش داده می شود.</text:span></text:p>
      <text:p text:style-name="P6"><text:span text:style-name="T10">4- در صورت تایید اطلاعات قبض توسط کاربر و زدن دکمه تایید نهایی قبض پرداخت </text:span><text:span text:style-name="T6">می شود.</text:span></text:p>
      <text:p text:style-name="P11"><text:span text:style-name="T2">5- موجودی هم به روز می شود.</text:span></text:p>
      <text:p text:style-name="P11"><text:span text:style-name="T2"/></text:p>
      <text:p text:style-name="P11"><text:span text:style-name="T2">Use case شماره <text:s/>شش:</text:span></text:p>
      <text:p text:style-name="P11"><text:span text:style-name="T2">عملیات گردش حساب</text:span></text:p>
      <text:p text:style-name="P11"><text:span text:style-name="T2">مراحل عملیات:</text:span></text:p>
      <text:p text:style-name="P11"><text:span text:style-name="T2">1- کاربر بر روی دکمه کلیک می کند.</text:span></text:p>
      <text:p text:style-name="P11"><text:span text:style-name="T2">2- تعداد آخرین گردش حساب را مشخص می کند و یا اینکه تاریخ آن را فیلتر می کند.</text:span></text:p>
      <text:p text:style-name="P11"><text:span text:style-name="T2">3- بر روی دکمه نمایش کلیک کرده و سیستم طبق درخواست کاربر تعداد و یا بازه تاریخی مورد نظر را به نمایش می گذارد.</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22:22:54</meta:creation-date>
    <dc:language>en-US</dc:language>
    <dc:date>2020-06-28T19:11:11.319596525</dc:date>
    <meta:editing-cycles>3</meta:editing-cycles>
    <meta:editing-duration>PT16M19S</meta:editing-duration>
    <meta:generator>LibreOffice/6.4.3.2$Linux_X86_64 LibreOffice_project/40$Build-2</meta:generator>
    <meta:document-statistic meta:table-count="0" meta:image-count="0" meta:object-count="0" meta:page-count="2" meta:paragraph-count="52" meta:word-count="518" meta:character-count="2438" meta:non-whitespace-character-count="1969"/>
  </office:meta>
</office:document-meta>
</file>